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3in"/>
    </style:style>
    <style:style style:name="co2" style:family="table-column">
      <style:table-column-properties fo:break-before="auto" style:column-width="1.59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8.8898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float" office:value="15">
            <text:p>15</text:p>
          </table:table-cell>
          <table:table-cell table:style-name="ce4" office:value-type="string">
            <text:p>KELLER</text:p>
          </table:table-cell>
          <table:table-cell table:style-name="ce1" office:value-type="float" office:value="1997">
            <text:p>1997</text:p>
          </table:table-cell>
          <table:table-cell table:style-name="ce4" office:value-type="string">
            <text:p>INSTANT RADIOSITY</text:p>
          </table:table-cell>
          <table:table-cell table:style-name="ce4" table:number-columns-repeated="1020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4" office:value-type="string">
            <text:p>WALTER</text:p>
          </table:table-cell>
          <table:table-cell table:style-name="ce1" office:value-type="float" office:value="2005">
            <text:p>2005</text:p>
          </table:table-cell>
          <table:table-cell table:style-name="ce4" office:value-type="string">
            <text:p>LIGHTCUTS: A SCALABLE APPROACH TO ILLUMINATION</text:p>
          </table:table-cell>
          <table:table-cell table:style-name="ce4"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AJIYA</text:p>
          </table:table-cell>
          <table:table-cell office:value-type="float" office:value="1986">
            <text:p>1986</text:p>
          </table:table-cell>
          <table:table-cell office:value-type="string">
            <text:p>THE RENDERING EQUATIO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4" office:value-type="string">
            <text:p>DACHSBACHER</text:p>
          </table:table-cell>
          <table:table-cell table:style-name="ce1" office:value-type="float" office:value="2006">
            <text:p>2006</text:p>
          </table:table-cell>
          <table:table-cell table:style-name="ce4" office:value-type="string">
            <text:p>SPLATTING INDIRECT ILLUMINATION</text:p>
          </table:table-cell>
          <table:table-cell table:style-name="ce4"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4" office:value-type="string">
            <text:p>DACHSBACHER</text:p>
          </table:table-cell>
          <table:table-cell table:style-name="ce1" office:value-type="float" office:value="2005">
            <text:p>2005</text:p>
          </table:table-cell>
          <table:table-cell table:style-name="ce4" office:value-type="string">
            <text:p>REFLECTIVE SHADOW MAPS</text:p>
          </table:table-cell>
          <table:table-cell table:style-name="ce4"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4" office:value-type="string">
            <text:p>RITSCHEL</text:p>
          </table:table-cell>
          <table:table-cell table:style-name="ce1" office:value-type="float" office:value="2008">
            <text:p>2008</text:p>
          </table:table-cell>
          <table:table-cell table:style-name="ce4" office:value-type="string">
            <text:p>IMPERFECT SHADOW MAPS FOR EFFICIENT COMPUTATION OF INDIRECT LIGHTING</text:p>
          </table:table-cell>
          <table:table-cell table:style-name="ce4"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LOAN</text:p>
          </table:table-cell>
          <table:table-cell office:value-type="float" office:value="2002">
            <text:p>2002</text:p>
          </table:table-cell>
          <table:table-cell office:value-type="string">
            <text:p>PRECOMPUTED RADIANCE TRANSFER FOR REAL-TIME RENDERING IN DYNAMIC, LOW FREQUENCY LIGHTING ENVIRONMENTS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ENSEN</text:p>
          </table:table-cell>
          <table:table-cell office:value-type="float" office:value="1996">
            <text:p>1996</text:p>
          </table:table-cell>
          <table:table-cell office:value-type="string">
            <text:p>GLOBAL ILLUMINATION USING PHOTON MAPS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AFORTUNE</text:p>
          </table:table-cell>
          <table:table-cell office:value-type="float" office:value="1993">
            <text:p>1993</text:p>
          </table:table-cell>
          <table:table-cell office:value-type="string">
            <text:p>BI-DIRECTIONAL PATH TRACING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OW</text:p>
          </table:table-cell>
          <table:table-cell office:value-type="float" office:value="1977">
            <text:p>1977</text:p>
          </table:table-cell>
          <table:table-cell office:value-type="string">
            <text:p>SHADOW ALGORITHMS FOR COMPUTER GRAPHICS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UTRE</text:p>
          </table:table-cell>
          <table:table-cell office:value-type="float" office:value="2006">
            <text:p>2006</text:p>
          </table:table-cell>
          <table:table-cell office:value-type="string">
            <text:p>ADVANCED GLOBAL ILLUMINATION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ENSEN</text:p>
          </table:table-cell>
          <table:table-cell office:value-type="float" office:value="2001">
            <text:p>2001</text:p>
          </table:table-cell>
          <table:table-cell office:value-type="string">
            <text:p>REALISTIC IMAGE SYNTHESIS USING PHOTON MAPPING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4" office:value-type="string">
            <text:p>TABELLION</text:p>
          </table:table-cell>
          <table:table-cell table:style-name="ce1" office:value-type="float" office:value="2004">
            <text:p>2004</text:p>
          </table:table-cell>
          <table:table-cell table:style-name="ce4" office:value-type="string">
            <text:p>AN APPROXIMATE GLOBAL ILLUMINATION SYSTEM FOR COMPUTER GENERATED FILMS</text:p>
          </table:table-cell>
          <table:table-cell table:style-name="ce4"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EACH</text:p>
          </table:table-cell>
          <table:table-cell office:value-type="float" office:value="1994">
            <text:p>1994</text:p>
          </table:table-cell>
          <table:table-cell office:value-type="string">
            <text:p>BIDIRECTIONAL ESTIMATORS FOR LIGHT TRANSPORT 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ALD</text:p>
          </table:table-cell>
          <table:table-cell office:value-type="float" office:value="2003">
            <text:p>2003</text:p>
          </table:table-cell>
          <table:table-cell office:value-type="string">
            <text:p>INTERACTIVE GLOBAL ILLUMINATION IN COMPLEX AND HIGHLY OCCUDED ENVIRONMENTS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ALD</text:p>
          </table:table-cell>
          <table:table-cell office:value-type="float" office:value="2002">
            <text:p>2002</text:p>
          </table:table-cell>
          <table:table-cell office:value-type="string">
            <text:p>INTERACTIVE GLOBAL ILLUMINATION USING FAST RAY TRACING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4" office:value-type="string">
            <text:p>WILLIAMS</text:p>
          </table:table-cell>
          <table:table-cell table:style-name="ce1" office:value-type="float" office:value="1978">
            <text:p>1978</text:p>
          </table:table-cell>
          <table:table-cell table:style-name="ce4" office:value-type="string">
            <text:p>CASTING CURVED SHADOWS ON CURVED SURFACES</text:p>
          </table:table-cell>
          <table:table-cell table:style-name="ce4"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NNELL</text:p>
          </table:table-cell>
          <table:table-cell office:value-type="float" office:value="2005">
            <text:p>2005</text:p>
          </table:table-cell>
          <table:table-cell office:value-type="string">
            <text:p>DYNAMIC AMBIENT OCCULUSION AND INDIRECT LIGHTING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CHSBACHER</text:p>
          </table:table-cell>
          <table:table-cell office:value-type="float" office:value="2007">
            <text:p>2007</text:p>
          </table:table-cell>
          <table:table-cell office:value-type="string">
            <text:p>IMPLICIT VISIBILITY AND ANTIRADIANCE FOR INTERACTIVE GLOBAL ILLUMINATION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EGER</text:p>
          </table:table-cell>
          <table:table-cell office:value-type="float" office:value="1998">
            <text:p>1998</text:p>
          </table:table-cell>
          <table:table-cell office:value-type="string">
            <text:p>THE IRRADIANCE VOLUME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4" office:value-type="string">
            <text:p>HASAN</text:p>
          </table:table-cell>
          <table:table-cell table:style-name="ce1" office:value-type="float" office:value="2007">
            <text:p>2007</text:p>
          </table:table-cell>
          <table:table-cell table:style-name="ce4" office:value-type="string">
            <text:p>MATRIX ROW-COLUMN SAMPLING FOR THE MANY-LIGHT PROBLEM</text:p>
          </table:table-cell>
          <table:table-cell table:style-name="ce4"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WASAKI</text:p>
          </table:table-cell>
          <table:table-cell office:value-type="float" office:value="2007">
            <text:p>2007</text:p>
          </table:table-cell>
          <table:table-cell office:value-type="string">
            <text:p>PRECOMPUTED RADIANCE TRANSFER FOR DYNAMIC SCENES TAKING INTO ACCOUNT LIGHT INTERREFLECTION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RIVANEK</text:p>
          </table:table-cell>
          <table:table-cell office:value-type="float" office:value="2010">
            <text:p>2010</text:p>
          </table:table-cell>
          <table:table-cell office:value-type="string">
            <text:p>EFFECTS OF GLOBAL ILLUMINATION APPROXIMATIONS ON MATERIAL APPEARANCE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LAINE</text:p>
          </table:table-cell>
          <table:table-cell table:style-name="ce3" office:value-type="float" office:value="2007">
            <text:p>2007</text:p>
          </table:table-cell>
          <table:table-cell table:style-name="ce5" office:value-type="string">
            <text:p>INCREMENTAL INSTANT RADIOSITY FOR REAL-TIME INDIRECT ILLUMINATION</text:p>
          </table:table-cell>
          <table:table-cell table:style-name="ce5"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4" office:value-type="string">
            <text:p>REEVES</text:p>
          </table:table-cell>
          <table:table-cell table:style-name="ce1" office:value-type="float" office:value="1987">
            <text:p>1987</text:p>
          </table:table-cell>
          <table:table-cell table:style-name="ce4" office:value-type="string">
            <text:p>RENDERING ANTI-ALIASED SHADOWS WITH DEPTH MAPS</text:p>
          </table:table-cell>
          <table:table-cell table:style-name="ce4"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TSCHEL</text:p>
          </table:table-cell>
          <table:table-cell office:value-type="float" office:value="2009">
            <text:p>2009</text:p>
          </table:table-cell>
          <table:table-cell office:value-type="string">
            <text:p>MICRO-RENDERING FOR SCALABLE PARALLEL FINAL GATHERING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TSCHEL</text:p>
          </table:table-cell>
          <table:table-cell office:value-type="float" office:value="2009">
            <text:p>2009</text:p>
          </table:table-cell>
          <table:table-cell office:value-type="string">
            <text:p>APPROXIMATING DYNAMIC GLOBAL ILLUMINATION IN IMAGE SPACE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LOAN</text:p>
          </table:table-cell>
          <table:table-cell office:value-type="float" office:value="2007">
            <text:p>2007</text:p>
          </table:table-cell>
          <table:table-cell office:value-type="string">
            <text:p>IMAGE-BASED PROXY ACCUMULATION FOR REAL-TIME SOFT GLOBAL ILLUMINATION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EACH</text:p>
          </table:table-cell>
          <table:table-cell office:value-type="float" office:value="1997">
            <text:p>1997</text:p>
          </table:table-cell>
          <table:table-cell office:value-type="string">
            <text:p>METROPOLIS LIGHT TRANSPORT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LTER</text:p>
          </table:table-cell>
          <table:table-cell office:value-type="float" office:value="2006">
            <text:p>2006</text:p>
          </table:table-cell>
          <table:table-cell office:value-type="string">
            <text:p>MULTIDIMENSIONAL LIGHTCUTS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IKAN</text:p>
          </table:table-cell>
          <table:table-cell office:value-type="float" office:value="2005">
            <text:p>2005</text:p>
          </table:table-cell>
          <table:table-cell office:value-type="string">
            <text:p>FAST AND DETAILED APPROXIMATE GLOBAL ILLUMINATION BY IRRADIANCE DECOMPOSITION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VOIL</text:p>
          </table:table-cell>
          <table:table-cell office:value-type="string">
            <text:p>2008/9</text:p>
          </table:table-cell>
          <table:table-cell office:value-type="string">
            <text:p>IMAGE-SPACE HORIZON-BASED AMBIENT OCCULUSION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RISTENSEN</text:p>
          </table:table-cell>
          <table:table-cell office:value-type="float" office:value="2003">
            <text:p>2003</text:p>
          </table:table-cell>
          <table:table-cell office:value-type="string">
            <text:p>RAY DIFFERENTIALS AND MULITRESOLUTION GEOMETRY CACHING FOR DISTRIBUTION RAY TRACING IN COMPLEX SCENES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HEN </text:p>
          </table:table-cell>
          <table:table-cell office:value-type="float" office:value="1993">
            <text:p>1993</text:p>
          </table:table-cell>
          <table:table-cell office:value-type="string">
            <text:p>RADIOSITY AND REALISTIC IMAGE SYNTHESIS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HEN-OR</text:p>
          </table:table-cell>
          <table:table-cell office:value-type="float" office:value="2003">
            <text:p>2003</text:p>
          </table:table-cell>
          <table:table-cell office:value-type="string">
            <text:p>A SURVEY OF VISIBILITY FOR WALKTHROUGH APPLICATIONS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OK</text:p>
          </table:table-cell>
          <table:table-cell office:value-type="float" office:value="1984">
            <text:p>1984</text:p>
          </table:table-cell>
          <table:table-cell office:value-type="string">
            <text:p>DISTRIBUTED RAY TRACING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NG</text:p>
          </table:table-cell>
          <table:table-cell office:value-type="float" office:value="2007">
            <text:p>2007</text:p>
          </table:table-cell>
          <table:table-cell office:value-type="string">
            <text:p>INTERACTIVE GLOBAL ILLUMINATION USING IMPLICIT VISIBLITY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CHISUKA</text:p>
          </table:table-cell>
          <table:table-cell office:value-type="float" office:value="2009">
            <text:p>2009</text:p>
          </table:table-cell>
          <table:table-cell office:value-type="string">
            <text:p>STOCHASTIC PROGRESSIVE PHOTON MAPPING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NRAHAN</text:p>
          </table:table-cell>
          <table:table-cell office:value-type="float" office:value="1991">
            <text:p>1991</text:p>
          </table:table-cell>
          <table:table-cell office:value-type="string">
            <text:p>A RAPID HIERARCHIAL RADIOSITY ALGORITHM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SAN</text:p>
          </table:table-cell>
          <table:table-cell office:value-type="float" office:value="2009">
            <text:p>2009</text:p>
          </table:table-cell>
          <table:table-cell office:value-type="string">
            <text:p>VIRTUAL SPHERICAL LIGHTS FOR MANY-LIGHT RENDERING OF GLOSSY SCENES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NSEN</text:p>
          </table:table-cell>
          <table:table-cell office:value-type="float" office:value="2001">
            <text:p>2001</text:p>
          </table:table-cell>
          <table:table-cell office:value-type="string">
            <text:p>A PRACTICAL MODEL FOR SUBSURFACE LIGHT TRANSPORT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NSEN</text:p>
          </table:table-cell>
          <table:table-cell office:value-type="float" office:value="1998">
            <text:p>1998</text:p>
          </table:table-cell>
          <table:table-cell office:value-type="string">
            <text:p>EFFICIENT SIMULATION OF LIGHT TRANSPORT IN SCENES WITH PARTICIPATING MEDIA USING PHOTON MAPS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ICHOLS</text:p>
          </table:table-cell>
          <table:table-cell office:value-type="float" office:value="2009">
            <text:p>2009</text:p>
          </table:table-cell>
          <table:table-cell office:value-type="string">
            <text:p>MULTIRESOLUTION SPLATTING FOR INDIRECT ILLUMINATIO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4" office:value-type="string">
            <text:p>NICHOLS</text:p>
          </table:table-cell>
          <table:table-cell table:style-name="ce1" office:value-type="float" office:value="2009">
            <text:p>2009</text:p>
          </table:table-cell>
          <table:table-cell table:style-name="ce4" office:value-type="string">
            <text:p>HIERARCHIAL IMAGE-SPACE RADIOSITY FOR INTERACTIVE GLOBAL ILLUMINATION</text:p>
          </table:table-cell>
          <table:table-cell table:style-name="ce4"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ARR</text:p>
          </table:table-cell>
          <table:table-cell office:value-type="float" office:value="2010">
            <text:p>2010</text:p>
          </table:table-cell>
          <table:table-cell office:value-type="string">
            <text:p>PHYSICALLY BASED RENDERING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USHMEIER</text:p>
          </table:table-cell>
          <table:table-cell office:value-type="float" office:value="1993">
            <text:p>1993</text:p>
          </table:table-cell>
          <table:table-cell office:value-type="string">
            <text:p>GEOMETRIC SIMPLIFICATION FOR INDIRECT ILLUMINATION CALCULATIONS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LLION</text:p>
          </table:table-cell>
          <table:table-cell office:value-type="float" office:value="1995">
            <text:p>1995</text:p>
          </table:table-cell>
          <table:table-cell office:value-type="string">
            <text:p>A UNIFIED HIERARCHICAL ALGORITHM FOR GLOBAL ILLUMINATION WITH SCATTERING VOLUMES AND OBJECT CLUSTERS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4" office:value-type="string">
            <text:p>WARD</text:p>
          </table:table-cell>
          <table:table-cell table:style-name="ce1" office:value-type="float" office:value="1988">
            <text:p>1988</text:p>
          </table:table-cell>
          <table:table-cell table:style-name="ce4" office:value-type="string">
            <text:p>A RAY TRACING SOLUTION FOR DIFFUSE INTERREFLECTION</text:p>
          </table:table-cell>
          <table:table-cell table:style-name="ce4"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HITTED</text:p>
          </table:table-cell>
          <table:table-cell office:value-type="float" office:value="1980">
            <text:p>1980</text:p>
          </table:table-cell>
          <table:table-cell office:value-type="string">
            <text:p>AN IMPROVED ILLUMINATION MODEL FOR SHADED DISPLAY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HUKOV</text:p>
          </table:table-cell>
          <table:table-cell office:value-type="float" office:value="1998">
            <text:p>1998</text:p>
          </table:table-cell>
          <table:table-cell office:value-type="string">
            <text:p>AN AMBIENT LIGHT ILLUMINATION MODEL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ARWAL</text:p>
          </table:table-cell>
          <table:table-cell office:value-type="float" office:value="2003">
            <text:p>2003</text:p>
          </table:table-cell>
          <table:table-cell office:value-type="string">
            <text:p>STRUCTURED IMPORTANCE SMALPING OF ENVIRONMENT MAP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NEN</text:p>
          </table:table-cell>
          <table:table-cell office:value-type="float" office:value="2008">
            <text:p>2008</text:p>
          </table:table-cell>
          <table:table-cell office:value-type="string">
            <text:p>REAL-TIME ALL-FREQUENCY SHADOWS IN DYNAMIC SCENE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BREE</text:p>
          </table:table-cell>
          <table:table-cell office:value-type="float" office:value="2008">
            <text:p>2008</text:p>
          </table:table-cell>
          <table:table-cell office:value-type="string">
            <text:p>SINGLE-PASS SCALABLE SUBSURFACE RENDERING WITH LIGHTCUT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VO</text:p>
          </table:table-cell>
          <table:table-cell office:value-type="float" office:value="1994">
            <text:p>1994</text:p>
          </table:table-cell>
          <table:table-cell office:value-type="string">
            <text:p>A FRAMEWORK FOR THE ANALYSIS OF ERROR IN GLOBAL ILLUMINATION ALGORITHM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LA</text:p>
          </table:table-cell>
          <table:table-cell office:value-type="float" office:value="2003">
            <text:p>2003</text:p>
          </table:table-cell>
          <table:table-cell office:value-type="string">
            <text:p>COMBINGING EDGES AND POINTS FOR INTERACTIVE HIGH-QUALITY RENDER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ANDRASEKAR</text:p>
          </table:table-cell>
          <table:table-cell office:value-type="float" office:value="1950">
            <text:p>1950</text:p>
          </table:table-cell>
          <table:table-cell office:value-type="string">
            <text:p>RADIATIVE TRANSFER</text:p>
          </table:table-cell>
          <table:table-cell table:number-columns-repeated="102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CHRISTENSEN</text:p>
          </table:table-cell>
          <table:table-cell table:style-name="ce3" office:value-type="float" office:value="2008">
            <text:p>2008</text:p>
          </table:table-cell>
          <table:table-cell table:style-name="ce5" office:value-type="string">
            <text:p>POINT-BASED APPROXIMATE COLOR BLEEDING</text:p>
          </table:table-cell>
          <table:table-cell table:style-name="ce5"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office:value-type="string">
            <text:p>COOK</text:p>
          </table:table-cell>
          <table:table-cell table:style-name="ce1" office:value-type="float" office:value="1986">
            <text:p>1986</text:p>
          </table:table-cell>
          <table:table-cell table:style-name="ce4" office:value-type="string">
            <text:p>STOCHASTIC SAMPLING IN COMPUTER GRAPHICS</text:p>
          </table:table-cell>
          <table:table-cell table:style-name="ce4"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MMERTZ</text:p>
          </table:table-cell>
          <table:table-cell office:value-type="float" office:value="2010">
            <text:p>2010</text:p>
          </table:table-cell>
          <table:table-cell office:value-type="string">
            <text:p>PROGRESSIVE POINT-LIGHT-BASED GLOBAL ILLUMINATION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VIDOVIC</text:p>
          </table:table-cell>
          <table:table-cell office:value-type="float" office:value="2010">
            <text:p>2010</text:p>
          </table:table-cell>
          <table:table-cell office:value-type="string">
            <text:p>COMBINING GLOBAL AND LOCAL VIRTUAL LIGHTS FOR DETAILED GLOSSY ILLUMINATION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BEVEC</text:p>
          </table:table-cell>
          <table:table-cell office:value-type="float" office:value="1998">
            <text:p>1998</text:p>
          </table:table-cell>
          <table:table-cell office:value-type="string">
            <text:p>RENDERING SYNTHETIC OBJECTS INTO REAL SCENES</text:p>
          </table:table-cell>
          <table:table-cell table:number-columns-repeated="102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DONG</text:p>
          </table:table-cell>
          <table:table-cell table:style-name="ce3" office:value-type="float" office:value="2009">
            <text:p>2009</text:p>
          </table:table-cell>
          <table:table-cell table:style-name="ce5" office:value-type="string">
            <text:p>REAL-TIME INDIRECT ILLUMINATION WITH CLUSTERED VISIBILITY</text:p>
          </table:table-cell>
          <table:table-cell table:style-name="ce5"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RAND</text:p>
          </table:table-cell>
          <table:table-cell office:value-type="float" office:value="2005">
            <text:p>2005</text:p>
          </table:table-cell>
          <table:table-cell office:value-type="string">
            <text:p>A FREQUENCY ANALYSIS OF LIGHT TRANSPORT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RNANDEZ</text:p>
          </table:table-cell>
          <table:table-cell office:value-type="float" office:value="2002">
            <text:p>2002</text:p>
          </table:table-cell>
          <table:table-cell office:value-type="string">
            <text:p>LOCAL ILLUMINATION ENVIRONMENTS FOR DIRECT LIGHTING ACCERATION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UTRON</text:p>
          </table:table-cell>
          <table:table-cell office:value-type="float" office:value="2005">
            <text:p>2005</text:p>
          </table:table-cell>
          <table:table-cell office:value-type="string">
            <text:p>RADIANCE CACHE SPLATTING: A GPU FIRENDLY GLOBAL ILLUMINATION ALGORITHM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ORAL</text:p>
          </table:table-cell>
          <table:table-cell office:value-type="float" office:value="1984">
            <text:p>1984</text:p>
          </table:table-cell>
          <table:table-cell office:value-type="string">
            <text:p>MODELING THE INTERACTION OF LIGHT BETWEEN DIFFUSE SURFACE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EEN </text:p>
          </table:table-cell>
          <table:table-cell office:value-type="float" office:value="2007">
            <text:p>2007</text:p>
          </table:table-cell>
          <table:table-cell office:value-type="string">
            <text:p>EFFEICIENT REFLECTANCE AND VISIBILITY APPROXIMATIONS FOR ENVIRONMENT MAP RENDER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CHISUKA</text:p>
          </table:table-cell>
          <table:table-cell office:value-type="float" office:value="2008">
            <text:p>2008</text:p>
          </table:table-cell>
          <table:table-cell office:value-type="string">
            <text:p>MULTIDIMENSIONAL ADAPTIVE SAMPLING AND RECONSTRUCTION FOR RAY TRAC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SAN</text:p>
          </table:table-cell>
          <table:table-cell office:value-type="float" office:value="2006">
            <text:p>2006</text:p>
          </table:table-cell>
          <table:table-cell office:value-type="string">
            <text:p>DIRECT-TO-INDIRECT TRANSFER FOR CINEMATIC RELIGHT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CKBERT</text:p>
          </table:table-cell>
          <table:table-cell office:value-type="float" office:value="1990">
            <text:p>1990</text:p>
          </table:table-cell>
          <table:table-cell office:value-type="string">
            <text:p>ADAPTIVE RADIOSITY TEXTURES FOR BIDIRECTIONAL RAY TRAC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GEHY</text:p>
          </table:table-cell>
          <table:table-cell office:value-type="float" office:value="1999">
            <text:p>1999</text:p>
          </table:table-cell>
          <table:table-cell office:value-type="string">
            <text:p>TRACING RAY DIFFERENTIAL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office:value-type="string">
            <text:p>IMMEL</text:p>
          </table:table-cell>
          <table:table-cell table:style-name="ce1" office:value-type="float" office:value="1986">
            <text:p>1986</text:p>
          </table:table-cell>
          <table:table-cell table:style-name="ce4" office:value-type="string">
            <text:p>A RADIOSITY METHOD FOR NON-DIFFUSE METHODS</text:p>
          </table:table-cell>
          <table:table-cell table:style-name="ce4"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ROSZ</text:p>
          </table:table-cell>
          <table:table-cell office:value-type="float" office:value="2011">
            <text:p>2011</text:p>
          </table:table-cell>
          <table:table-cell office:value-type="string">
            <text:p>A COMPREHENSIVE THEORY OF VOLUMETRIC RADIANCE ESTIMATION USING PHOTON POINTS AND BEAM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ROSZ</text:p>
          </table:table-cell>
          <table:table-cell office:value-type="float" office:value="2008">
            <text:p>2008</text:p>
          </table:table-cell>
          <table:table-cell office:value-type="string">
            <text:p>THE BEAM RADIANCE ESTIMATE FOR VOLUMETRIC PHOTON MAPP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AUS</text:p>
          </table:table-cell>
          <table:table-cell office:value-type="float" office:value="2011">
            <text:p>2011</text:p>
          </table:table-cell>
          <table:table-cell office:value-type="string">
            <text:p>PROGRESSIVE PHOTON MAPPING: A PROBABLISTIC APPROACH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LLIG</text:p>
          </table:table-cell>
          <table:table-cell office:value-type="float" office:value="2004">
            <text:p>2004</text:p>
          </table:table-cell>
          <table:table-cell office:value-type="string">
            <text:p>ILLUMINATION IN THE PRESENCE OF WEAK SINGULARITIE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ZLOWSKI</text:p>
          </table:table-cell>
          <table:table-cell office:value-type="float" office:value="2007">
            <text:p>2007</text:p>
          </table:table-cell>
          <table:table-cell office:value-type="string">
            <text:p>IS ACCURATE OCCULUSION OF GLOSSY REFLECTIONS NECESSARY?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NDIS</text:p>
          </table:table-cell>
          <table:table-cell office:value-type="float" office:value="2002">
            <text:p>2002</text:p>
          </table:table-cell>
          <table:table-cell office:value-type="string">
            <text:p>PRODUCTION-READY GLOBAL ILLUMINATION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CGUIRE</text:p>
          </table:table-cell>
          <table:table-cell office:value-type="float" office:value="2009">
            <text:p>2009</text:p>
          </table:table-cell>
          <table:table-cell office:value-type="string">
            <text:p>HARDWARE-ACCELERATED GLOBAL ILLUMINATION BY IMAGE SPACE PHOTON MAPPIN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office:value-type="string">
            <text:p>NOVAK</text:p>
          </table:table-cell>
          <table:table-cell table:style-name="ce1" office:value-type="float" office:value="2011">
            <text:p>2011</text:p>
          </table:table-cell>
          <table:table-cell table:style-name="ce4" office:value-type="string">
            <text:p>SCREEN-SPACE BIAS COMPENSATION FOR INTERACTIVE HIGH-QUALITY GLOBAL ILLUMINATION WITH VIRTUAL POINT LIGHTS</text:p>
          </table:table-cell>
          <table:table-cell table:style-name="ce4"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office:value-type="string">
            <text:p>OU</text:p>
          </table:table-cell>
          <table:table-cell table:style-name="ce1" office:value-type="float" office:value="2011">
            <text:p>2011</text:p>
          </table:table-cell>
          <table:table-cell table:style-name="ce4" office:value-type="string">
            <text:p>LIGHTSLICE: MATRIX SAMPLING FOR THE MANY-LIGHTS PROBLEM</text:p>
          </table:table-cell>
          <table:table-cell table:style-name="ce4"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QUETTE</text:p>
          </table:table-cell>
          <table:table-cell office:value-type="float" office:value="1998">
            <text:p>1998</text:p>
          </table:table-cell>
          <table:table-cell office:value-type="string">
            <text:p>A LIGHT HIERARCHY FOR FAST RENDERING OF SCENES WITH MANY LIGHT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RCELL</text:p>
          </table:table-cell>
          <table:table-cell office:value-type="float" office:value="2003">
            <text:p>2003</text:p>
          </table:table-cell>
          <table:table-cell office:value-type="string">
            <text:p>PHOTON MAPPING ON PROGRAMMABLE GRAPHICS HARDWARE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RCELL</text:p>
          </table:table-cell>
          <table:table-cell office:value-type="float" office:value="2002">
            <text:p>2002</text:p>
          </table:table-cell>
          <table:table-cell office:value-type="string">
            <text:p>RAY TRACING ON PROGRAMMABLE GRAPHICS HARDWARE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MAMOORTHI</text:p>
          </table:table-cell>
          <table:table-cell office:value-type="float" office:value="2001">
            <text:p>2001</text:p>
          </table:table-cell>
          <table:table-cell office:value-type="string">
            <text:p>AN EFFICIENT REPRESENTATION FOR IRRADIANCE ENVIRONMENT MAP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HEEL</text:p>
          </table:table-cell>
          <table:table-cell office:value-type="float" office:value="2002">
            <text:p>2002</text:p>
          </table:table-cell>
          <table:table-cell office:value-type="string">
            <text:p>GRID BASED FINAL GATHER FOR RADIOSITY ON COMPLEX CLUSTERED SCENE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HEEL</text:p>
          </table:table-cell>
          <table:table-cell office:value-type="float" office:value="2001">
            <text:p>2001</text:p>
          </table:table-cell>
          <table:table-cell office:value-type="string">
            <text:p>THRIFTY FINAL GATHER RADIOSITY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GOVIA</text:p>
          </table:table-cell>
          <table:table-cell office:value-type="float" office:value="2006">
            <text:p>2006</text:p>
          </table:table-cell>
          <table:table-cell office:value-type="string">
            <text:p>NON-INTERLEAVED DEFERRED SHADING OF INTERLEAVED SAMPLE PATTERN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HIRLEY</text:p>
          </table:table-cell>
          <table:table-cell office:value-type="float" office:value="1996">
            <text:p>1996</text:p>
          </table:table-cell>
          <table:table-cell office:value-type="string">
            <text:p>MONTE CARLO TECHNIQUES FOR DIRECT LIGHTING CALCULATION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LLION</text:p>
          </table:table-cell>
          <table:table-cell office:value-type="float" office:value="1995">
            <text:p>1995</text:p>
          </table:table-cell>
          <table:table-cell office:value-type="string">
            <text:p>FEATURE-BASED CONTROL OF VISIBILITY ERROR: A MULTI-RESOLUTION CLUSTERING ALGORITHM FOR GLOBAL ILLUMINATION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LLION</text:p>
          </table:table-cell>
          <table:table-cell office:value-type="float" office:value="1994">
            <text:p>1994</text:p>
          </table:table-cell>
          <table:table-cell office:value-type="string">
            <text:p>RADIOSITY AND GLOBAL ILLUMINATION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ITS</text:p>
          </table:table-cell>
          <table:table-cell office:value-type="float" office:value="1994">
            <text:p>1994</text:p>
          </table:table-cell>
          <table:table-cell office:value-type="string">
            <text:p>A CLUSTERING ALGORITHM FOR RADIOSITY IN COMPLEX ENVIRONMENT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OKES</text:p>
          </table:table-cell>
          <table:table-cell office:value-type="float" office:value="2004">
            <text:p>2004</text:p>
          </table:table-cell>
          <table:table-cell office:value-type="string">
            <text:p>PERCEPTUAL ILLUMINATION COMPONENTS: A NEW APPROACH TO EFFICIENT, HIGH QUALITY GLOBAL ILLUMINATION RENDER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LE</text:p>
          </table:table-cell>
          <table:table-cell office:value-type="float" office:value="2002">
            <text:p>2002</text:p>
          </table:table-cell>
          <table:table-cell office:value-type="string">
            <text:p>INTERACTIVE GLOBAL ILLUMINATION IN DYNAMIC SCENE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ACH</text:p>
          </table:table-cell>
          <table:table-cell office:value-type="float" office:value="1997">
            <text:p>1997</text:p>
          </table:table-cell>
          <table:table-cell office:value-type="string">
            <text:p>ROBUST MONTE CARLO METHODS FOR LIGHT TRANSPORT SIMULATION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ACH</text:p>
          </table:table-cell>
          <table:table-cell office:value-type="float" office:value="1995">
            <text:p>1995</text:p>
          </table:table-cell>
          <table:table-cell office:value-type="string">
            <text:p>OPTIMALLY COMBINING SAMPLING TECHNIQUES FOR MONTE CARLO RENDER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LTER</text:p>
          </table:table-cell>
          <table:table-cell office:value-type="float" office:value="1997">
            <text:p>1997</text:p>
          </table:table-cell>
          <table:table-cell office:value-type="string">
            <text:p>FITTING VIRTUAL LIGHTS FOR NON-DIFFUSE WALKTHROUGH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NG</text:p>
          </table:table-cell>
          <table:table-cell office:value-type="float" office:value="2009">
            <text:p>2009</text:p>
          </table:table-cell>
          <table:table-cell office:value-type="string">
            <text:p>AN EFFICIENT GPU-BASED APPROACH FOR INTERACTIVE GLOBAL ILLUMINATION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RD</text:p>
          </table:table-cell>
          <table:table-cell office:value-type="float" office:value="1994">
            <text:p>1994</text:p>
          </table:table-cell>
          <table:table-cell office:value-type="string">
            <text:p>ADAPTIVE SHADOW TESTING FOR RAY TRAC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RD</text:p>
          </table:table-cell>
          <table:table-cell office:value-type="float" office:value="1992">
            <text:p>1992</text:p>
          </table:table-cell>
          <table:table-cell office:value-type="string">
            <text:p>IRRADIANCE GRADIENT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YMAN</text:p>
          </table:table-cell>
          <table:table-cell office:value-type="float" office:value="2008">
            <text:p>2008</text:p>
          </table:table-cell>
          <table:table-cell office:value-type="string">
            <text:p>HIERARCHIAL CAUSTIC MAP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ILA</text:p>
          </table:table-cell>
          <table:table-cell office:value-type="float" office:value="2009">
            <text:p>2009</text:p>
          </table:table-cell>
          <table:table-cell office:value-type="string">
            <text:p>UNDERSTANDING THE EFFICIENCY OF RAY TRAVERDAL ON GPU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KENINE-MOELLER</text:p>
          </table:table-cell>
          <table:table-cell office:value-type="float" office:value="2004">
            <text:p>2004</text:p>
          </table:table-cell>
          <table:table-cell office:value-type="string">
            <text:p>REAL-TIME SHADOWING TECHNIQU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ODACA</text:p>
          </table:table-cell>
          <table:table-cell office:value-type="float" office:value="2002">
            <text:p>2002</text:p>
          </table:table-cell>
          <table:table-cell office:value-type="string">
            <text:p>RENDERMAN IN PRODUC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FKEN</text:p>
          </table:table-cell>
          <table:table-cell office:value-type="float" office:value="1970">
            <text:p>1970</text:p>
          </table:table-cell>
          <table:table-cell office:value-type="string">
            <text:p>MATHEMATICAL METHODS FOR PHYSICIS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VO</text:p>
          </table:table-cell>
          <table:table-cell office:value-type="float" office:value="1990">
            <text:p>1990</text:p>
          </table:table-cell>
          <table:table-cell office:value-type="string">
            <text:p>PARTICLE TRANSPORT AND IMAGE SYNTHESI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VO</text:p>
          </table:table-cell>
          <table:table-cell office:value-type="float" office:value="1986">
            <text:p>1986</text:p>
          </table:table-cell>
          <table:table-cell office:value-type="string">
            <text:p>BACKWARD RAY TRAC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SARSSON</text:p>
          </table:table-cell>
          <table:table-cell office:value-type="float" office:value="2003">
            <text:p>2003</text:p>
          </table:table-cell>
          <table:table-cell office:value-type="string">
            <text:p>A GEOMETRY-BASED SOFT SHADOW VOLUME ALGORITHM USING GRAPHICS HARDWAR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AN</text:p>
          </table:table-cell>
          <table:table-cell office:value-type="float" office:value="2010">
            <text:p>2010</text:p>
          </table:table-cell>
          <table:table-cell office:value-type="string">
            <text:p>A HIERARCHIAL VOLUMETRIC SHADOW ALGORITHM FOR SINGLE SCATT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N-ARTZI</text:p>
          </table:table-cell>
          <table:table-cell office:value-type="float" office:value="2006">
            <text:p>2006</text:p>
          </table:table-cell>
          <table:table-cell office:value-type="string">
            <text:p>REAL-TIME BRDF EDITING IN COMPLEX LIGHT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NTLEY</text:p>
          </table:table-cell>
          <table:table-cell office:value-type="float" office:value="1979">
            <text:p>1979</text:p>
          </table:table-cell>
          <table:table-cell office:value-type="string">
            <text:p>DATA STRUCTURES FOR RANGE SEARCH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ACKWELL</text:p>
          </table:table-cell>
          <table:table-cell office:value-type="float" office:value="1972">
            <text:p>1972</text:p>
          </table:table-cell>
          <table:table-cell office:value-type="string">
            <text:p>LUMINANCE DIFFERENCE THRESHOLD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ASI</text:p>
          </table:table-cell>
          <table:table-cell office:value-type="float" office:value="1994">
            <text:p>1994</text:p>
          </table:table-cell>
          <table:table-cell office:value-type="string">
            <text:p>AN IMPORTANCE DRIVEN MONTE-CARLO SOLUTION TO THE GLOBAL ILLUMINATION PROBLE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BLINN</text:p>
          </table:table-cell>
          <table:table-cell table:style-name="ce1" office:value-type="float" office:value="1978">
            <text:p>1978</text:p>
          </table:table-cell>
          <table:table-cell table:style-name="ce4" office:value-type="string">
            <text:p>SIMULATION OF WRINKLED SURFACES</text:p>
          </table:table-cell>
          <table:table-cell table:style-name="ce4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ABEC</text:p>
          </table:table-cell>
          <table:table-cell office:value-type="float" office:value="2002">
            <text:p>2002</text:p>
          </table:table-cell>
          <table:table-cell office:value-type="string">
            <text:p>SHADOW MAPPING FOR HEMISPHERICAL AND OMNISPHERICAL LIGHT SOURC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NNELL</text:p>
          </table:table-cell>
          <table:table-cell office:value-type="float" office:value="2005">
            <text:p>2005</text:p>
          </table:table-cell>
          <table:table-cell office:value-type="string">
            <text:p>GPU GEMS 2: PROGRAMMING TECHNIQUES FOR HIGH-PERFORMANCE GRAPHICS AND GENERAL-PURPOSE COMPUT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R</text:p>
          </table:table-cell>
          <table:table-cell office:value-type="float" office:value="2003">
            <text:p>2003</text:p>
          </table:table-cell>
          <table:table-cell office:value-type="string">
            <text:p>GPU ALGORITHMS FOR RADIOSITY AND SUBSURFACE SCATT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EREZO</text:p>
          </table:table-cell>
          <table:table-cell office:value-type="float" office:value="2005">
            <text:p>2005</text:p>
          </table:table-cell>
          <table:table-cell office:value-type="string">
            <text:p>A SURVEY ON PARTICIPATING MEDIA RENDERING TECHNIQU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N </text:p>
          </table:table-cell>
          <table:table-cell office:value-type="float" office:value="2003">
            <text:p>2003</text:p>
          </table:table-cell>
          <table:table-cell office:value-type="string">
            <text:p>RENDERING FAKE SOFT SHADOWS WITH SMOOTHI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EN</text:p>
          </table:table-cell>
          <table:table-cell office:value-type="float" office:value="1991">
            <text:p>1991</text:p>
          </table:table-cell>
          <table:table-cell office:value-type="string">
            <text:p>A PROGRESSIVE ,ULTI-PASS METHOD FOR GLOBAL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ESLACK</text:p>
          </table:table-cell>
          <table:table-cell office:value-type="float" office:value="2008">
            <text:p>2008</text:p>
          </table:table-cell>
          <table:table-cell office:value-type="string">
            <text:p>FAST, REALISTIC LIGHTING AND MATERIAL DESIGN USING NONLINEAR CUT APPROXIM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RISTENSEN</text:p>
          </table:table-cell>
          <table:table-cell office:value-type="float" office:value="2000">
            <text:p>2000</text:p>
          </table:table-cell>
          <table:table-cell office:value-type="string">
            <text:p>FASTER PHOTON MAP GLOBAL ILLUMINATION 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RISTENSEN</text:p>
          </table:table-cell>
          <table:table-cell office:value-type="float" office:value="1997">
            <text:p>1997</text:p>
          </table:table-cell>
          <table:table-cell office:value-type="string">
            <text:p>CLUSTERING FOR GLOSSY GLOBAL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RISTENSEN</text:p>
          </table:table-cell>
          <table:table-cell office:value-type="float" office:value="1994">
            <text:p>1994</text:p>
          </table:table-cell>
          <table:table-cell office:value-type="string">
            <text:p>WAVELET RADIANCE <text:s/>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ARBERG</text:p>
          </table:table-cell>
          <table:table-cell office:value-type="float" office:value="2005">
            <text:p>2005</text:p>
          </table:table-cell>
          <table:table-cell office:value-type="string">
            <text:p>WAVELET IMPORTANCE SAMPLING: EFFICIENTLY EVALUATING PRODUCTS OF COMPLEX FUNC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HEN </text:p>
          </table:table-cell>
          <table:table-cell office:value-type="float" office:value="1986">
            <text:p>1986</text:p>
          </table:table-cell>
          <table:table-cell office:value-type="string">
            <text:p>AN EFFICIENT RADIOSITY APPROACH FOR REALISTIC IMAGE SYNTHESI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HEN </text:p>
          </table:table-cell>
          <table:table-cell office:value-type="float" office:value="1985">
            <text:p>1985</text:p>
          </table:table-cell>
          <table:table-cell office:value-type="string">
            <text:p>THE HEMICUBE: A RADIOSITY SOLUTION FOR COMPLEX ENVIRONMEN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HEN </text:p>
          </table:table-cell>
          <table:table-cell office:value-type="float" office:value="1985">
            <text:p>1985</text:p>
          </table:table-cell>
          <table:table-cell office:value-type="string">
            <text:p>A RADIOSITY SOLUTION FOR COMPLEX ENVIRONMEN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OK</text:p>
          </table:table-cell>
          <table:table-cell office:value-type="float" office:value="1987">
            <text:p>1987</text:p>
          </table:table-cell>
          <table:table-cell office:value-type="string">
            <text:p>THE REYES IMAGE RENDERING ARCHITECTUR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OK</text:p>
          </table:table-cell>
          <table:table-cell office:value-type="float" office:value="1982">
            <text:p>1982</text:p>
          </table:table-cell>
          <table:table-cell office:value-type="string">
            <text:p>A REFLECTION MODEL FOR COMPUTER GRAPHIC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CHSBACHER</text:p>
          </table:table-cell>
          <table:table-cell office:value-type="float" office:value="2009">
            <text:p>2009</text:p>
          </table:table-cell>
          <table:table-cell office:value-type="string">
            <text:p>REAL-TIME GLOBAL ILLUMINATION FOR DYNAMIC SCENE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DACHSBACHER</text:p>
          </table:table-cell>
          <table:table-cell table:style-name="ce1" office:value-type="float" office:value="2003">
            <text:p>2003</text:p>
          </table:table-cell>
          <table:table-cell table:style-name="ce4" office:value-type="string">
            <text:p>TRANSLUCENT SHADOW MAPS</text:p>
          </table:table-cell>
          <table:table-cell table:style-name="ce4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CHSBACHER</text:p>
          </table:table-cell>
          <table:table-cell office:value-type="float" office:value="2003">
            <text:p>2003</text:p>
          </table:table-cell>
          <table:table-cell office:value-type="string">
            <text:p>SEQUENTIAL POINT TRE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OVIC</text:p>
          </table:table-cell>
          <table:table-cell office:value-type="float" office:value="2010">
            <text:p>2010</text:p>
          </table:table-cell>
          <table:table-cell office:value-type="string">
            <text:p>COMBINING GLOBAL AND LOCAL LIGHTS FOR HIGH-RANK ILLUMINATION EFFEC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BATTISTA</text:p>
          </table:table-cell>
          <table:table-cell office:value-type="float" office:value="2005">
            <text:p>2005</text:p>
          </table:table-cell>
          <table:table-cell office:value-type="string">
            <text:p>SELECTIVE COMPONENT BASED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EFENBACH</text:p>
          </table:table-cell>
          <table:table-cell office:value-type="float" office:value="1996">
            <text:p>1996</text:p>
          </table:table-cell>
          <table:table-cell office:value-type="string">
            <text:p>PIPELINE RENDERING: INTERACTION AND REALISM THROUGH HARDWARE-BASED MULTI-PASS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EFENBACH</text:p>
          </table:table-cell>
          <table:table-cell office:value-type="float" office:value="1994">
            <text:p>1994</text:p>
          </table:table-cell>
          <table:table-cell office:value-type="string">
            <text:p>PIPELINE RENDERING: INTERACTIVE REFRACTIONS, REFLECTIONS, AND SHADOW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NNER</text:p>
          </table:table-cell>
          <table:table-cell office:value-type="float" office:value="2005">
            <text:p>2005</text:p>
          </table:table-cell>
          <table:table-cell office:value-type="string">
            <text:p>LIGHT DIFFUSION IN MULTI-LAYERED TRANSLUCENT MATERIAL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ETTAKIS</text:p>
          </table:table-cell>
          <table:table-cell office:value-type="float" office:value="2007">
            <text:p>2007</text:p>
          </table:table-cell>
          <table:table-cell office:value-type="string">
            <text:p>AN INTERACTIVE PERCEPTUAL RENDERING PIPELINE USING CONTRAST AND SPATIAL MASK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IEMEYER</text:p>
          </table:table-cell>
          <table:table-cell office:value-type="float" office:value="2003">
            <text:p>2003</text:p>
          </table:table-cell>
          <table:table-cell office:value-type="string">
            <text:p>PROGRAMMING MENTAL RA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INEAS</text:p>
          </table:table-cell>
          <table:table-cell office:value-type="float" office:value="2006">
            <text:p>2006</text:p>
          </table:table-cell>
          <table:table-cell office:value-type="string">
            <text:p>SUBSPACE SAMPLING AND RELATIVE-ERROR MATRIX APPROXIMATION: COLUMN-ROW BASED METHOD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TRE</text:p>
          </table:table-cell>
          <table:table-cell office:value-type="float" office:value="1994">
            <text:p>1994</text:p>
          </table:table-cell>
          <table:table-cell office:value-type="string">
            <text:p>IMPORTANCE-DRIVEN MONTE CARLO LIGHTING TRAC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ISEMANN</text:p>
          </table:table-cell>
          <table:table-cell office:value-type="float" office:value="2008">
            <text:p>2008</text:p>
          </table:table-cell>
          <table:table-cell office:value-type="string">
            <text:p>SINGLE-PASS GPU SOLID VOXELIZATION FOR REAL-TIME APPLICA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ELGARDT</text:p>
          </table:table-cell>
          <table:table-cell office:value-type="float" office:value="2010">
            <text:p>2010</text:p>
          </table:table-cell>
          <table:table-cell office:value-type="string">
            <text:p>EPIPOLAR SAMPLING FOR SHADOWS AND CREPUSCULAR RAYS IN PARTICIPATING MEDIA WITH SINGLE SCATT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ELGARDT</text:p>
          </table:table-cell>
          <table:table-cell office:value-type="float" office:value="2010">
            <text:p>2010</text:p>
          </table:table-cell>
          <table:table-cell office:value-type="string">
            <text:p>INSTANT MULTIPLE SCATTERING FOR INTERACTIVE RENDERING OF HETEROGENEOUS PARTICIPATING MEDIA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VERITT</text:p>
          </table:table-cell>
          <table:table-cell office:value-type="float" office:value="2001">
            <text:p>2001</text:p>
          </table:table-cell>
          <table:table-cell office:value-type="string">
            <text:p>ORDER-INDEPENDENT TRANSPARENC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TTAL</text:p>
          </table:table-cell>
          <table:table-cell office:value-type="float" office:value="2009">
            <text:p>2009</text:p>
          </table:table-cell>
          <table:table-cell office:value-type="string">
            <text:p>PARTICIPATING MEDIA ILLUMINATION USING LIGHT PROPAGATION MAP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RNANDO</text:p>
          </table:table-cell>
          <table:table-cell office:value-type="float" office:value="2005">
            <text:p>2005</text:p>
          </table:table-cell>
          <table:table-cell office:value-type="string">
            <text:p>PERCENTAGE-CLOSER SOFT SHADOW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RNANDO</text:p>
          </table:table-cell>
          <table:table-cell office:value-type="float" office:value="2004">
            <text:p>2004</text:p>
          </table:table-cell>
          <table:table-cell office:value-type="string">
            <text:p>GPU GEMS: PROGRAMMING TECHNIQUES, TIPS, AND TRICKS FOR REAL-TIME GRAPHIC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RWERDA</text:p>
          </table:table-cell>
          <table:table-cell office:value-type="float" office:value="1997">
            <text:p>1997</text:p>
          </table:table-cell>
          <table:table-cell office:value-type="string">
            <text:p>A MODEL OF VISUAL MASKING FOR COMPUTER GRAPHIC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OLEY</text:p>
          </table:table-cell>
          <table:table-cell office:value-type="float" office:value="1996">
            <text:p>1996</text:p>
          </table:table-cell>
          <table:table-cell office:value-type="string">
            <text:p>COMPUTER GRAPHICS: PRINCIPLES AND PRACTIC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ITATZES</text:p>
          </table:table-cell>
          <table:table-cell office:value-type="float" office:value="2010">
            <text:p>2010</text:p>
          </table:table-cell>
          <table:table-cell office:value-type="string">
            <text:p>INTERACTIVE VOLUME-BASED INDIRECT ILLUMINATION OF DYNAMIC SCEN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UTRON</text:p>
          </table:table-cell>
          <table:table-cell office:value-type="float" office:value="2006">
            <text:p>2006</text:p>
          </table:table-cell>
          <table:table-cell office:value-type="string">
            <text:p>TEMPORAL RADIANCE CACH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IST</text:p>
          </table:table-cell>
          <table:table-cell office:value-type="float" office:value="2004">
            <text:p>2004</text:p>
          </table:table-cell>
          <table:table-cell office:value-type="string">
            <text:p>LATTICE-BOLTZMANN LIGHT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ORGIEV</text:p>
          </table:table-cell>
          <table:table-cell office:value-type="float" office:value="2012">
            <text:p>2012</text:p>
          </table:table-cell>
          <table:table-cell office:value-type="string">
            <text:p>IMPORTANCE CACHING FOR COMPLEX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REINOV</text:p>
          </table:table-cell>
          <table:table-cell office:value-type="float" office:value="1997">
            <text:p>1997</text:p>
          </table:table-cell>
          <table:table-cell office:value-type="string">
            <text:p>A THEORY OF PSEUDOSKELETON APPROXIMA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EENE</text:p>
          </table:table-cell>
          <table:table-cell office:value-type="float" office:value="1993">
            <text:p>1993</text:p>
          </table:table-cell>
          <table:table-cell table:style-name="ce6" office:value-type="string">
            <text:p>HIERARCHIAL Z-BUFFER VISIBILIT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OSSMAN</text:p>
          </table:table-cell>
          <table:table-cell office:value-type="float" office:value="1998">
            <text:p>1998</text:p>
          </table:table-cell>
          <table:table-cell office:value-type="string">
            <text:p>POINT SAMPLE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UN</text:p>
          </table:table-cell>
          <table:table-cell office:value-type="float" office:value="2010">
            <text:p>2010</text:p>
          </table:table-cell>
          <table:table-cell office:value-type="string">
            <text:p>DIRECT3D 11 INDIRECT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ENNEBAUD</text:p>
          </table:table-cell>
          <table:table-cell office:value-type="float" office:value="2006">
            <text:p>2006</text:p>
          </table:table-cell>
          <table:table-cell office:value-type="string">
            <text:p>REAL-TIME SOFT SHADOW MAPPING BY BACKPROJEC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CHISUKA</text:p>
          </table:table-cell>
          <table:table-cell office:value-type="float" office:value="2008">
            <text:p>2008</text:p>
          </table:table-cell>
          <table:table-cell office:value-type="string">
            <text:p>PROGRESSIVE PHOTON MAPP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EBERLI</text:p>
          </table:table-cell>
          <table:table-cell office:value-type="float" office:value="1990">
            <text:p>1990</text:p>
          </table:table-cell>
          <table:table-cell office:value-type="string">
            <text:p>THE ACCUMULATION BUFFER: HARDWARE SUPPORT FOR HIGH-QUALITY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LTON</text:p>
          </table:table-cell>
          <table:table-cell office:value-type="float" office:value="1964">
            <text:p>1964</text:p>
          </table:table-cell>
          <table:table-cell office:value-type="string">
            <text:p>ALGORITHM 247: RADICAL-INVERSE QUASI-RANDOM POINT SEQUENC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RAHAN</text:p>
          </table:table-cell>
          <table:table-cell office:value-type="float" office:value="1993">
            <text:p>1993</text:p>
          </table:table-cell>
          <table:table-cell office:value-type="string">
            <text:p>REFLECTION FROM LAYERED SURFACES DUE TO SUBSURFACE SCATT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RGREAVES</text:p>
          </table:table-cell>
          <table:table-cell office:value-type="float" office:value="2004">
            <text:p>2004</text:p>
          </table:table-cell>
          <table:table-cell office:value-type="string">
            <text:p>DEFERRED SHAD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SAN</text:p>
          </table:table-cell>
          <table:table-cell office:value-type="float" office:value="2008">
            <text:p>2008</text:p>
          </table:table-cell>
          <table:table-cell office:value-type="string">
            <text:p>TENSOR CLUSTERING FOR RENDERING MANY-LIGHT ANIMA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SENFRATZ</text:p>
          </table:table-cell>
          <table:table-cell office:value-type="float" office:value="2003">
            <text:p>2003</text:p>
          </table:table-cell>
          <table:table-cell office:value-type="string">
            <text:p>A SURVEY OF REAL-TIME SOFT SHADOWS ALGORITHM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VRAN</text:p>
          </table:table-cell>
          <table:table-cell office:value-type="float" office:value="2005">
            <text:p>2005</text:p>
          </table:table-cell>
          <table:table-cell office:value-type="string">
            <text:p>RAY MAPS FOR GLOBAL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IDMANN</text:p>
          </table:table-cell>
          <table:table-cell office:value-type="float" office:value="1991">
            <text:p>1991</text:p>
          </table:table-cell>
          <table:table-cell office:value-type="string">
            <text:p>REAL SHADOWS – REAL TIM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F</text:p>
          </table:table-cell>
          <table:table-cell office:value-type="float" office:value="1996">
            <text:p>1996</text:p>
          </table:table-cell>
          <table:table-cell office:value-type="string">
            <text:p>FAST SOFT SHADOW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ZOG</text:p>
          </table:table-cell>
          <table:table-cell office:value-type="float" office:value="2007">
            <text:p>2007</text:p>
          </table:table-cell>
          <table:table-cell office:value-type="string">
            <text:p>GLOBAL ILLUMINATION USING PHOTON RAY SPLATT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EDRICH</text:p>
          </table:table-cell>
          <table:table-cell office:value-type="float" office:value="2000">
            <text:p>2000</text:p>
          </table:table-cell>
          <table:table-cell office:value-type="string">
            <text:p>SOFT SHADOW MAPS FOR LINEAR LIGH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PPE</text:p>
          </table:table-cell>
          <table:table-cell office:value-type="float" office:value="1996">
            <text:p>1996</text:p>
          </table:table-cell>
          <table:table-cell office:value-type="string">
            <text:p>PROGRESSIVE MESH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ANG</text:p>
          </table:table-cell>
          <table:table-cell office:value-type="float" office:value="2010">
            <text:p>2010</text:p>
          </table:table-cell>
          <table:table-cell office:value-type="string">
            <text:p>SPARSELY PRECOMPUTING THE LIGHT TRANSPORT MATRIX FOR REAL-TIME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KOB</text:p>
          </table:table-cell>
          <table:table-cell office:value-type="float" office:value="2010">
            <text:p>2010</text:p>
          </table:table-cell>
          <table:table-cell office:value-type="string">
            <text:p>A RADIATIVE TRANSFER FRAMEWORK FOR RENDERING MATERIALS WITH ANISOTROPIC STRUCTUR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ROSZ</text:p>
          </table:table-cell>
          <table:table-cell office:value-type="float" office:value="2011">
            <text:p>2011</text:p>
          </table:table-cell>
          <table:table-cell office:value-type="string">
            <text:p>PROGRESSIVE PHOTON BEAM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NSEN</text:p>
          </table:table-cell>
          <table:table-cell office:value-type="float" office:value="2002">
            <text:p>2002</text:p>
          </table:table-cell>
          <table:table-cell office:value-type="string">
            <text:p>A PRACTICAL GUIDE TO GLOBAL ILLUMINATION USING PHOTON MAPP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NSEN</text:p>
          </table:table-cell>
          <table:table-cell office:value-type="float" office:value="2002">
            <text:p>2002</text:p>
          </table:table-cell>
          <table:table-cell office:value-type="string">
            <text:p>A RAPID HIERARCHIAL RENDERING TECHNIQUE FOR TRANSLUCENT MATERIAL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NSEN</text:p>
          </table:table-cell>
          <table:table-cell office:value-type="float" office:value="1995">
            <text:p>1995</text:p>
          </table:table-cell>
          <table:table-cell office:value-type="string">
            <text:p>IMPORTANCE DRIVEN PATH TRACING USING PHOTON MAP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PLANYAN</text:p>
          </table:table-cell>
          <table:table-cell office:value-type="float" office:value="2011">
            <text:p>2011</text:p>
          </table:table-cell>
          <table:table-cell office:value-type="string">
            <text:p>DIFFUSE GLOBAL ILLUMINATION WITH TEMPORALLY COHERENT LIGHT PROPAGATION VOLUME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KAPLANYAN</text:p>
          </table:table-cell>
          <table:table-cell table:style-name="ce1" office:value-type="float" office:value="2010">
            <text:p>2010</text:p>
          </table:table-cell>
          <table:table-cell table:style-name="ce4" office:value-type="string">
            <text:p>CASCADED LIGHT PROPAGATION VOLUMES FOR REAL-TIME INDIRECT ILLUMINATION</text:p>
          </table:table-cell>
          <table:table-cell table:style-name="ce4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UFMAN</text:p>
          </table:table-cell>
          <table:table-cell office:value-type="float" office:value="1981">
            <text:p>1981</text:p>
          </table:table-cell>
          <table:table-cell office:value-type="string">
            <text:p>IES LIGHTING HANDBOOK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LLER</text:p>
          </table:table-cell>
          <table:table-cell office:value-type="float" office:value="1996">
            <text:p>1996</text:p>
          </table:table-cell>
          <table:table-cell office:value-type="string">
            <text:p>QUASI-MONTE CARLO METHODS IN COMPUTER GRAPHICS: THE GLOBAL ILLUMINATION PROBLE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LLER</text:p>
          </table:table-cell>
          <table:table-cell office:value-type="float" office:value="1996">
            <text:p>1996</text:p>
          </table:table-cell>
          <table:table-cell office:value-type="string">
            <text:p>QUASI-MONTE CARLO RADIOSIT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LLER</text:p>
          </table:table-cell>
          <table:table-cell office:value-type="float" office:value="1995">
            <text:p>1995</text:p>
          </table:table-cell>
          <table:table-cell office:value-type="string">
            <text:p>A QUASI-MONTE CARLO ALGORITHM FOR THE GLOBAL ILLUMINATION PROBLEM IN THE RADIOSITY SETT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</text:p>
          </table:table-cell>
          <table:table-cell office:value-type="float" office:value="2008">
            <text:p>2008</text:p>
          </table:table-cell>
          <table:table-cell office:value-type="string">
            <text:p>A GPU-BASED LIGHT HIERARCHY FOR REAL-TIME APPROXIMATE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K</text:p>
          </table:table-cell>
          <table:table-cell office:value-type="float" office:value="1992">
            <text:p>1992</text:p>
          </table:table-cell>
          <table:table-cell office:value-type="string">
            <text:p>ADAPTIVE SAMPLING OF AREA LIGHT SOURCES IN RAY TRACING INCLUDING DIFFUSE INTERREFLEC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LB</text:p>
          </table:table-cell>
          <table:table-cell office:value-type="float" office:value="1995">
            <text:p>1995</text:p>
          </table:table-cell>
          <table:table-cell office:value-type="string">
            <text:p>A REALISTIC CAMERA MODEL FOR COMPUTER GRAPHIC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LLIG</text:p>
          </table:table-cell>
          <table:table-cell office:value-type="float" office:value="2003">
            <text:p>2003</text:p>
          </table:table-cell>
          <table:table-cell office:value-type="string">
            <text:p>EFFICIENT ILLUMINATION BY HIGH DYNAMIC RANGE IMAGES</text:p>
          </table:table-cell>
          <table:table-cell table:number-columns-repeated="102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KONTKANEN</text:p>
          </table:table-cell>
          <table:table-cell table:style-name="ce3" office:value-type="float" office:value="2006">
            <text:p>2006</text:p>
          </table:table-cell>
          <table:table-cell table:style-name="ce5" office:value-type="string">
            <text:p>WAVELET RADIANCE TRANSPORT FOR INTERATIVE INDIRECT LIGHTING</text:p>
          </table:table-cell>
          <table:table-cell table:style-name="ce5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ISTENSEN</text:p>
          </table:table-cell>
          <table:table-cell office:value-type="float" office:value="2005">
            <text:p>2005</text:p>
          </table:table-cell>
          <table:table-cell office:value-type="string">
            <text:p>PRECOMPUTED LOCAL RADIANCE TRANSFER FOR REAL-TIME LIGHTING DESIG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IVANEK</text:p>
          </table:table-cell>
          <table:table-cell office:value-type="float" office:value="2008">
            <text:p>2008</text:p>
          </table:table-cell>
          <table:table-cell office:value-type="string">
            <text:p>REAL-TIME SHADING WITH FILTERED IMPORTANCE SAMPL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IVANEK</text:p>
          </table:table-cell>
          <table:table-cell office:value-type="float" office:value="2006">
            <text:p>2006</text:p>
          </table:table-cell>
          <table:table-cell office:value-type="string">
            <text:p>MAKING RADIANCE AND IRRADIANCE CACHING PRACTICAL: ADAPTIVE CACHING AND NEIGHBOR CLAMP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IVANEK</text:p>
          </table:table-cell>
          <table:table-cell office:value-type="float" office:value="2005">
            <text:p>2005</text:p>
          </table:table-cell>
          <table:table-cell office:value-type="string">
            <text:p>RADIANCE CACHING FOR EFFICIENT GLOBAL ILLUMINATION COMPUT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LLA</text:p>
          </table:table-cell>
          <table:table-cell office:value-type="float" office:value="2011">
            <text:p>2011</text:p>
          </table:table-cell>
          <table:table-cell office:value-type="string">
            <text:p>IMPORTANCE SAMPLING OF AREA LIGHTS IN PARTICIPATING MEDIA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FORTUNE</text:p>
          </table:table-cell>
          <table:table-cell office:value-type="float" office:value="1996">
            <text:p>1996</text:p>
          </table:table-cell>
          <table:table-cell office:value-type="string">
            <text:p>RENDERING PARTICIPATING MEDIA WITH BIDIRECTIONAL PATH TRAC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FORTUNE</text:p>
          </table:table-cell>
          <table:table-cell office:value-type="float" office:value="1996">
            <text:p>1996</text:p>
          </table:table-cell>
          <table:table-cell office:value-type="string">
            <text:p>MATHEATICAL MODELS AND MONTE CARLO ALGORITHMS FOR PHYSICALLY BASED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RSON</text:p>
          </table:table-cell>
          <table:table-cell office:value-type="float" office:value="1992">
            <text:p>1992</text:p>
          </table:table-cell>
          <table:table-cell office:value-type="string">
            <text:p>MEASURING AND MODELING ANISTROPIC REFLEC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TRA</text:p>
          </table:table-cell>
          <table:table-cell office:value-type="float" office:value="2002">
            <text:p>2002</text:p>
          </table:table-cell>
          <table:table-cell office:value-type="string">
            <text:p>A PARTICLE-PATH BASED METHOD FOR MONTE CARLO DENSITY ESTIM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HTINEN</text:p>
          </table:table-cell>
          <table:table-cell office:value-type="float" office:value="2008">
            <text:p>2008</text:p>
          </table:table-cell>
          <table:table-cell office:value-type="string">
            <text:p>A MESHLESS HIERARCHIAL REPRESENTATION FOR LLIGHT TRANSPOR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NSCH</text:p>
          </table:table-cell>
          <table:table-cell office:value-type="float" office:value="2002">
            <text:p>2002</text:p>
          </table:table-cell>
          <table:table-cell office:value-type="string">
            <text:p>INTERACTIVE RENDERING OF TRANSLUCENT OBJEC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UNG</text:p>
          </table:table-cell>
          <table:table-cell office:value-type="float" office:value="2006">
            <text:p>2006</text:p>
          </table:table-cell>
          <table:table-cell office:value-type="string">
            <text:p>AN RBF-BASED IMAGE COMPRESSION METHOD FOR IMAGE-BASED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CHINSKI</text:p>
          </table:table-cell>
          <table:table-cell office:value-type="float" office:value="1992">
            <text:p>1992</text:p>
          </table:table-cell>
          <table:table-cell office:value-type="string">
            <text:p>DISCONTINUITY MESHING FOR ACCURATE RADIOSIT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SASSO</text:p>
          </table:table-cell>
          <table:table-cell office:value-type="float" office:value="2004">
            <text:p>2004</text:p>
          </table:table-cell>
          <table:table-cell office:value-type="string">
            <text:p>GEOMETRY CLIPMAPS: TERRAIN RENDERING USING NESTED REGULAR GRID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 </text:p>
          </table:table-cell>
          <table:table-cell office:value-type="float" office:value="2002">
            <text:p>2002</text:p>
          </table:table-cell>
          <table:table-cell office:value-type="string">
            <text:p>LOW LATENCY PHOTON MAPPING USING BLOCK HASH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CIEL</text:p>
          </table:table-cell>
          <table:table-cell office:value-type="float" office:value="1995">
            <text:p>1995</text:p>
          </table:table-cell>
          <table:table-cell office:value-type="string">
            <text:p>VISUAL NAVIGATION OF LARGE ENVIRONMENTS USING TEXTURED CLUSTER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HAJAN</text:p>
          </table:table-cell>
          <table:table-cell office:value-type="float" office:value="2007">
            <text:p>2007</text:p>
          </table:table-cell>
          <table:table-cell office:value-type="string">
            <text:p>A THEORY OF LOCALLY LOW DIMENSIONAL LIGHT TRANSPOR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ROQUIM</text:p>
          </table:table-cell>
          <table:table-cell office:value-type="float" office:value="2007">
            <text:p>2007</text:p>
          </table:table-cell>
          <table:table-cell office:value-type="string">
            <text:p>EFFICIENT POINT-BASED RENDERING USING IMAGE RECONSTRUC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VRIDIS</text:p>
          </table:table-cell>
          <table:table-cell office:value-type="float" office:value="2011">
            <text:p>2011</text:p>
          </table:table-cell>
          <table:table-cell office:value-type="string">
            <text:p>GLOBAL ILLUMINATION USING IMPERFECT VOLUM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TCHELL</text:p>
          </table:table-cell>
          <table:table-cell office:value-type="float" office:value="1996">
            <text:p>1996</text:p>
          </table:table-cell>
          <table:table-cell office:value-type="string">
            <text:p>CONSEQUENCES OF STRATIFIED SAMPLING IN GRAPHIC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TTRING</text:p>
          </table:table-cell>
          <table:table-cell office:value-type="float" office:value="2007">
            <text:p>2007</text:p>
          </table:table-cell>
          <table:table-cell office:value-type="string">
            <text:p>FINDING NEXT-GEN: CRYENGINE 2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ON</text:p>
          </table:table-cell>
          <table:table-cell office:value-type="float" office:value="2006">
            <text:p>2006</text:p>
          </table:table-cell>
          <table:table-cell office:value-type="string">
            <text:p>SIMULATING MULTIPLE SCATTERING IN HAIR USING A PHOTON MAPPING APPROACH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ZKOWSKI</text:p>
          </table:table-cell>
          <table:table-cell office:value-type="float" office:value="2001">
            <text:p>2001</text:p>
          </table:table-cell>
          <table:table-cell office:value-type="string">
            <text:p>PERCEPTION-GUIDED GLOBAL ILLUMINATION SOLUTION FOR ANIMATION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G</text:p>
          </table:table-cell>
          <table:table-cell office:value-type="float" office:value="2004">
            <text:p>2004</text:p>
          </table:table-cell>
          <table:table-cell office:value-type="string">
            <text:p>TRIPLE-PRODUCT WAVELET INTEGRALS FOR ALL-FREQUENCY RELIGHT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G</text:p>
          </table:table-cell>
          <table:table-cell office:value-type="float" office:value="2003">
            <text:p>2003</text:p>
          </table:table-cell>
          <table:table-cell office:value-type="string">
            <text:p>ALL-FREQUENCY SHADOWS USING NON-LINEAR WAVELET LIGHT APPROXIM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CHOLS</text:p>
          </table:table-cell>
          <table:table-cell office:value-type="float" office:value="2010">
            <text:p>2010</text:p>
          </table:table-cell>
          <table:table-cell office:value-type="string">
            <text:p>INTERACTIVE INDIRECT ILLUMINATION USING ADAPTIVE MULTIRESOLUTION SPLATT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EDERREITER</text:p>
          </table:table-cell>
          <table:table-cell office:value-type="float" office:value="1992">
            <text:p>1992</text:p>
          </table:table-cell>
          <table:table-cell office:value-type="string">
            <text:p>RANDOM NUMBER GENERATION AND QUASI-MONTE CARLO METHOD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NIJASURE</text:p>
          </table:table-cell>
          <table:table-cell table:style-name="ce1" office:value-type="float" office:value="2005">
            <text:p>2005</text:p>
          </table:table-cell>
          <table:table-cell table:style-name="ce4" office:value-type="string">
            <text:p>REAL-TIME GLOBAL ILLUMINATION ON GPUS</text:p>
          </table:table-cell>
          <table:table-cell table:style-name="ce4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JASURE</text:p>
          </table:table-cell>
          <table:table-cell office:value-type="float" office:value="2003">
            <text:p>2003</text:p>
          </table:table-cell>
          <table:table-cell office:value-type="string">
            <text:p>INTERACTIVE GLOBAL ILLUMINATION IN DYNAMIC ENVIRONMENTS USING COMMODITY GRAPHICS HARDWAR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SHITA</text:p>
          </table:table-cell>
          <table:table-cell office:value-type="float" office:value="1985">
            <text:p>1985</text:p>
          </table:table-cell>
          <table:table-cell office:value-type="string">
            <text:p>CONTINUOUS TONE REPRESENTATION OF THREE-DIMENSIONAL OBJECTS TAKING ACCOUNT OF SHADOWS AND INTERREFLEC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AT</text:p>
          </table:table-cell>
          <table:table-cell office:value-type="float" office:value="2006">
            <text:p>2006</text:p>
          </table:table-cell>
          <table:table-cell office:value-type="string">
            <text:p>IRRADIANCE VOLUMES FOR REAL-TIME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STROMOUKHOV</text:p>
          </table:table-cell>
          <table:table-cell office:value-type="float" office:value="2004">
            <text:p>2004</text:p>
          </table:table-cell>
          <table:table-cell office:value-type="string">
            <text:p>FAST HIERARCHIAL IMPORTANCE SAMPLING WITH BLUE NOISE PROPERTI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INTER</text:p>
          </table:table-cell>
          <table:table-cell office:value-type="float" office:value="1989">
            <text:p>1989</text:p>
          </table:table-cell>
          <table:table-cell office:value-type="string">
            <text:p>ANTIALIASED RAY TRACING BY ADAPTIVE PROGRESSIVE REFINEMEN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</text:p>
          </table:table-cell>
          <table:table-cell office:value-type="float" office:value="2007">
            <text:p>2007</text:p>
          </table:table-cell>
          <table:table-cell office:value-type="string">
            <text:p>PRECOMPUTED RADIANCE TRANSFER FIELD FOR RENDERING INTERREFLECTIONS IN DYNAMIC SCEN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GORARO</text:p>
          </table:table-cell>
          <table:table-cell office:value-type="float" office:value="2010">
            <text:p>2010</text:p>
          </table:table-cell>
          <table:table-cell office:value-type="string">
            <text:p>A CLOSED-FORM SOLUTION TO SINGLE SCATTERING FOR GENERAL PHASE FUNCTIONS AND LIGHT DISTRIBU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GORARO</text:p>
          </table:table-cell>
          <table:table-cell office:value-type="float" office:value="2009">
            <text:p>2009</text:p>
          </table:table-cell>
          <table:table-cell office:value-type="string">
            <text:p>AN ANALYTICAL SOLUTION TO SINGLE SCATTERING IN HOMOGENEOUS PARTICIPATING MEDIA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GORARO</text:p>
          </table:table-cell>
          <table:table-cell office:value-type="float" office:value="2009">
            <text:p>2009</text:p>
          </table:table-cell>
          <table:table-cell office:value-type="string">
            <text:p>AN ANALYTICAL APPROACH TO SINGLE SCATTERING FOR ANISOTROPIC MEDIA AND LIGHT DISTRIBU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ARR</text:p>
          </table:table-cell>
          <table:table-cell office:value-type="float" office:value="1997">
            <text:p>1997</text:p>
          </table:table-cell>
          <table:table-cell office:value-type="string">
            <text:p>RENDERING COMPLEX SCENES WITH MEMORY-COHERENT RAY TRAC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ARR</text:p>
          </table:table-cell>
          <table:table-cell office:value-type="float" office:value="1996">
            <text:p>1996</text:p>
          </table:table-cell>
          <table:table-cell office:value-type="string">
            <text:p>GEOMETRY CACHING FOR RAY TRACING DISPLACEMENT MAP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NG</text:p>
          </table:table-cell>
          <table:table-cell office:value-type="float" office:value="1975">
            <text:p>1975</text:p>
          </table:table-cell>
          <table:table-cell office:value-type="string">
            <text:p>ILLUMINATION FOR COMPUTER GENERATED IMAG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EETHAM</text:p>
          </table:table-cell>
          <table:table-cell office:value-type="float" office:value="1999">
            <text:p>1999</text:p>
          </table:table-cell>
          <table:table-cell office:value-type="string">
            <text:p>A PRACTICAL ANALYTIC MODEL FOR DAYLIGH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1992">
            <text:p>1992</text:p>
          </table:table-cell>
          <table:table-cell office:value-type="string">
            <text:p>NUMERICAL RECIP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AB</text:p>
          </table:table-cell>
          <table:table-cell office:value-type="float" office:value="2008">
            <text:p>2008</text:p>
          </table:table-cell>
          <table:table-cell office:value-type="string">
            <text:p>UNBIASED GLOBAL ILLUMINATION WITH PARTICIPATING MEDIA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AMOORTHI</text:p>
          </table:table-cell>
          <table:table-cell office:value-type="float" office:value="2002">
            <text:p>2002</text:p>
          </table:table-cell>
          <table:table-cell office:value-type="string">
            <text:p>FREQUENCY SPACE ENVIRONMENT MAP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AMOORTHI</text:p>
          </table:table-cell>
          <table:table-cell office:value-type="float" office:value="2001">
            <text:p>2001</text:p>
          </table:table-cell>
          <table:table-cell office:value-type="string">
            <text:p>ON THE RELATIONSHIP BETWEEN RADIANCE AND IRRADIANCE: DETERMINING THE ILLUMINATION FROM IMAGES OF A CONVEX LAMBERTIAN OBJEC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ANKUTTY</text:p>
          </table:table-cell>
          <table:table-cell office:value-type="float" office:value="1997">
            <text:p>1997</text:p>
          </table:table-cell>
          <table:table-cell office:value-type="string">
            <text:p>MODIFIED DISCRETE ORDINATES SOLUTION OF RADIATIVE TRANSFER IN TWO-DIMENSIONAL RECTANGILAR ENCLOSUR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ICHERT</text:p>
          </table:table-cell>
          <table:table-cell office:value-type="float" office:value="1992">
            <text:p>1992</text:p>
          </table:table-cell>
          <table:table-cell office:value-type="string">
            <text:p>A TWO-PASS RADIOSITY METHOD DRIVEN BY LIGHTS AND VIEWER POSI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ITSCHEL</text:p>
          </table:table-cell>
          <table:table-cell office:value-type="float" office:value="2008">
            <text:p>2008</text:p>
          </table:table-cell>
          <table:table-cell office:value-type="string">
            <text:p>INTERACTIVE GLOBAL ILLUMINATION BASED ON COHERENT SURFANCE SHADOW MAP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ENSTEIN</text:p>
          </table:table-cell>
          <table:table-cell office:value-type="float" office:value="1981">
            <text:p>1981</text:p>
          </table:table-cell>
          <table:table-cell office:value-type="string">
            <text:p>SIMULATION AND THE MONTE CARLO METHOD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ITO</text:p>
          </table:table-cell>
          <table:table-cell office:value-type="float" office:value="1990">
            <text:p>1990</text:p>
          </table:table-cell>
          <table:table-cell office:value-type="string">
            <text:p>COMPREHENSIBLE RENDERING OF 3-D SHAP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LICK</text:p>
          </table:table-cell>
          <table:table-cell office:value-type="float" office:value="1994">
            <text:p>1994</text:p>
          </table:table-cell>
          <table:table-cell office:value-type="string">
            <text:p>AN INEXPENSIVE BRDF MODEL FOR PHYSICALLY-BASED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MITZ</text:p>
          </table:table-cell>
          <table:table-cell office:value-type="float" office:value="2008">
            <text:p>2008</text:p>
          </table:table-cell>
          <table:table-cell office:value-type="string">
            <text:p>INTERACTIVE GLOBAL ILLUMINATION FOR DEFORMABLE GEOMETRY IN CUDA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ULMAN</text:p>
          </table:table-cell>
          <table:table-cell office:value-type="float" office:value="1999">
            <text:p>1999</text:p>
          </table:table-cell>
          <table:table-cell office:value-type="string">
            <text:p>CLUSTERING FOR EDGE-COST MINIMIZ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GAL</text:p>
          </table:table-cell>
          <table:table-cell office:value-type="float" office:value="1992">
            <text:p>1992</text:p>
          </table:table-cell>
          <table:table-cell office:value-type="string">
            <text:p>FAST SHADOWS AND LIGHTING EFFECTS USING TEXTURE MAPP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GOVIA</text:p>
          </table:table-cell>
          <table:table-cell office:value-type="float" office:value="2006">
            <text:p>2006</text:p>
          </table:table-cell>
          <table:table-cell office:value-type="string">
            <text:p>BIDIRECTIONAL INSTANT RADIOSIT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ADE</text:p>
          </table:table-cell>
          <table:table-cell office:value-type="float" office:value="1996">
            <text:p>1996</text:p>
          </table:table-cell>
          <table:table-cell office:value-type="string">
            <text:p>HIERARCHIAL IMAGE CACHING FOR ACCELERATED WALKTHROUGHS OF COMPLEX ENVIRONMEN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AH</text:p>
          </table:table-cell>
          <table:table-cell office:value-type="float" office:value="2005">
            <text:p>2005</text:p>
          </table:table-cell>
          <table:table-cell office:value-type="string">
            <text:p>CAUSTICS MAPPING: AN IMAGE-SPACE TECHNIQUE FOR REAL-TIME CAUSTIC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ANMUGAM</text:p>
          </table:table-cell>
          <table:table-cell office:value-type="float" office:value="2007">
            <text:p>2007</text:p>
          </table:table-cell>
          <table:table-cell office:value-type="string">
            <text:p>HARDWARE ACCELERATED AMBIENT OCCULUSION TECHNIQUES ON GPU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IRLEY</text:p>
          </table:table-cell>
          <table:table-cell office:value-type="float" office:value="2000">
            <text:p>2000</text:p>
          </table:table-cell>
          <table:table-cell office:value-type="string">
            <text:p>REALISTIC RAY TRAC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IRLEY</text:p>
          </table:table-cell>
          <table:table-cell office:value-type="float" office:value="1992">
            <text:p>1992</text:p>
          </table:table-cell>
          <table:table-cell office:value-type="string">
            <text:p>NONUNIFORM RANDOM POINT SETS VIA WARP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EGEL</text:p>
          </table:table-cell>
          <table:table-cell office:value-type="float" office:value="1981">
            <text:p>1981</text:p>
          </table:table-cell>
          <table:table-cell office:value-type="string">
            <text:p>THERMAL RADIATION HEAT TRANSF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LLION</text:p>
          </table:table-cell>
          <table:table-cell office:value-type="float" office:value="1994">
            <text:p>1994</text:p>
          </table:table-cell>
          <table:table-cell office:value-type="string">
            <text:p>CLUSTERING AND VOLUME SCATTERING FOR HIERARCHIAL RADIOSITY CALCULA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LLION</text:p>
          </table:table-cell>
          <table:table-cell office:value-type="float" office:value="1991">
            <text:p>1991</text:p>
          </table:table-cell>
          <table:table-cell office:value-type="string">
            <text:p>A GLOBAL ILLUMINATION SOLUTION FOR GENERAL REFLECTANCE DISTRIBU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OAN</text:p>
          </table:table-cell>
          <table:table-cell office:value-type="float" office:value="2008">
            <text:p>2008</text:p>
          </table:table-cell>
          <table:table-cell office:value-type="string">
            <text:p>STUPID SPHERICAL HARMONICS TRICK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OAN</text:p>
          </table:table-cell>
          <table:table-cell office:value-type="float" office:value="2003">
            <text:p>2003</text:p>
          </table:table-cell>
          <table:table-cell office:value-type="string">
            <text:p>CLUSTERED PRINCIPAL COMPONENTS FOR PRECOMPUTED RADIANCE TRANSF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USALLEK</text:p>
          </table:table-cell>
          <table:table-cell office:value-type="float" office:value="1995">
            <text:p>1995</text:p>
          </table:table-cell>
          <table:table-cell office:value-type="string">
            <text:p>VISION: AN ARCHITECTURE FOR GLOBAL ILLUMINATION CALCULA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ITS</text:p>
          </table:table-cell>
          <table:table-cell office:value-type="float" office:value="1992">
            <text:p>1992</text:p>
          </table:table-cell>
          <table:table-cell office:value-type="string">
            <text:p>AN IMPORTANCE-DRIVEN RADIOSITY ALGORITH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N </text:p>
          </table:table-cell>
          <table:table-cell office:value-type="float" office:value="2010">
            <text:p>2010</text:p>
          </table:table-cell>
          <table:table-cell office:value-type="string">
            <text:p>LINE SPACE GATHERING FOR SINGLE SCATTERING IN LARGE SCEN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N </text:p>
          </table:table-cell>
          <table:table-cell office:value-type="float" office:value="2005">
            <text:p>2005</text:p>
          </table:table-cell>
          <table:table-cell office:value-type="string">
            <text:p>A PRACTICAL ANALYTICAL SINGLE SCATTERING MODEL FOR REAL TIME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TARCHUK</text:p>
          </table:table-cell>
          <table:table-cell office:value-type="float" office:value="2009">
            <text:p>2009</text:p>
          </table:table-cell>
          <table:table-cell office:value-type="string">
            <text:p>ADVANCES IN REAL-TIME RENDERING IN 3D GRAPHICS AND GAM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IEDEMANN</text:p>
          </table:table-cell>
          <table:table-cell office:value-type="float" office:value="2011">
            <text:p>2011</text:p>
          </table:table-cell>
          <table:table-cell office:value-type="string">
            <text:p>VOXEL-BASED GLOBAL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PSTILL</text:p>
          </table:table-cell>
          <table:table-cell office:value-type="float" office:value="1990">
            <text:p>1990</text:p>
          </table:table-cell>
          <table:table-cell office:value-type="string">
            <text:p>THE RENDERMAN COMPAN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ANGORP</text:p>
          </table:table-cell>
          <table:table-cell office:value-type="float" office:value="2007">
            <text:p>2007</text:p>
          </table:table-cell>
          <table:table-cell office:value-type="string">
            <text:p>THE INFLUENCE OF SHAPE ON THE PERCEPTION OF MATERIAL REFLECTANC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MPALA</text:p>
          </table:table-cell>
          <table:table-cell office:value-type="float" office:value="2004">
            <text:p>2004</text:p>
          </table:table-cell>
          <table:table-cell office:value-type="string">
            <text:p>THE RANDOM PROJECTION METHOD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LEVICH</text:p>
          </table:table-cell>
          <table:table-cell office:value-type="float" office:value="2000">
            <text:p>2000</text:p>
          </table:table-cell>
          <table:table-cell office:value-type="string">
            <text:p>USING THE VISUAL DIFFERENCES PREDICTOR TO IMPROVE PERFORMANCE OF PROGRESSIVE GLOBAL ILLUMINATION COMPUT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LD</text:p>
          </table:table-cell>
          <table:table-cell office:value-type="float" office:value="2001">
            <text:p>2001</text:p>
          </table:table-cell>
          <table:table-cell office:value-type="string">
            <text:p>INTERACTIVE DISTRIBUTED RAY TRACING OF HIGHLY COMPLEX MODEL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LD</text:p>
          </table:table-cell>
          <table:table-cell office:value-type="float" office:value="2001">
            <text:p>2001</text:p>
          </table:table-cell>
          <table:table-cell office:value-type="string">
            <text:p>INTERACTIVE RENDERING WITH COHERENT RAY TRAC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LLACE</text:p>
          </table:table-cell>
          <table:table-cell office:value-type="float" office:value="1989">
            <text:p>1989</text:p>
          </table:table-cell>
          <table:table-cell office:value-type="string">
            <text:p>A RAY TRACING ALGORITHM FOR PROGRESSIVE RADIOSIT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LLACE</text:p>
          </table:table-cell>
          <table:table-cell office:value-type="float" office:value="1987">
            <text:p>1987</text:p>
          </table:table-cell>
          <table:table-cell office:value-type="string">
            <text:p>A TWO-PASS SOLUTION TO THE RENDERING EQU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LTER</text:p>
          </table:table-cell>
          <table:table-cell office:value-type="float" office:value="1999">
            <text:p>1999</text:p>
          </table:table-cell>
          <table:table-cell office:value-type="string">
            <text:p>INTERACTIVE RENDERING USING THE RENDER CACH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ND</text:p>
          </table:table-cell>
          <table:table-cell office:value-type="float" office:value="2001">
            <text:p>2001</text:p>
          </table:table-cell>
          <table:table-cell office:value-type="string">
            <text:p>THE RANDOMIZED Z-BUFFER ALGORITHM: INTERACTIVE RENDERING OF HIGHLY COMPLEX SCEN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NG</text:p>
          </table:table-cell>
          <table:table-cell office:value-type="float" office:value="2007">
            <text:p>2007</text:p>
          </table:table-cell>
          <table:table-cell office:value-type="string">
            <text:p>PRECOMPUTED RADIANCE TRANSFER FOR REAL-TIME INDIRECT LIGHTING USING A SPECTRAL MESH BASI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RD</text:p>
          </table:table-cell>
          <table:table-cell office:value-type="float" office:value="1999">
            <text:p>1999</text:p>
          </table:table-cell>
          <table:table-cell office:value-type="string">
            <text:p>THE HOLODECK RAY CACHE: AN INTERACTIVE SYSTEM FOR GLOBAL ILLUMINATION IN NON-DIFFUSE ENVIRONMEN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RD</text:p>
          </table:table-cell>
          <table:table-cell office:value-type="float" office:value="1994">
            <text:p>1994</text:p>
          </table:table-cell>
          <table:table-cell office:value-type="string">
            <text:p>THE RADIANCE LIGHTING SIMULATION AND RENDERING SYSTE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RD</text:p>
          </table:table-cell>
          <table:table-cell office:value-type="float" office:value="1992">
            <text:p>1992</text:p>
          </table:table-cell>
          <table:table-cell office:value-type="string">
            <text:p>MEASURING AND MODELING ANISTROPIC REFLEC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GHORST</text:p>
          </table:table-cell>
          <table:table-cell office:value-type="float" office:value="1984">
            <text:p>1984</text:p>
          </table:table-cell>
          <table:table-cell office:value-type="string">
            <text:p>IMPROVED COMPUTATIONAL METHODS FOR RAY TRAC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O</text:p>
          </table:table-cell>
          <table:table-cell office:value-type="float" office:value="1990">
            <text:p>1990</text:p>
          </table:table-cell>
          <table:table-cell office:value-type="string">
            <text:p>A SURVEY OF SHADOW ALGORITHM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MAN</text:p>
          </table:table-cell>
          <table:table-cell office:value-type="float" office:value="2005">
            <text:p>2005</text:p>
          </table:table-cell>
          <table:table-cell office:value-type="string">
            <text:p>AN APPROXIMATE IMAGE-SPACE APPROACH FOR INTERACTIVE REFRAC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MAN</text:p>
          </table:table-cell>
          <table:table-cell office:value-type="float" office:value="2005">
            <text:p>2005</text:p>
          </table:table-cell>
          <table:table-cell office:value-type="string">
            <text:p>INTERACTIVE IMAGE-SPACE REFRACTION OF NEARBY GEOMETR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MAN</text:p>
          </table:table-cell>
          <table:table-cell office:value-type="float" office:value="2003">
            <text:p>2003</text:p>
          </table:table-cell>
          <table:table-cell office:value-type="string">
            <text:p>PENUMBRA MAPS: APPROXIMATE SOFT SHADOWS IN REAL-TIM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ANG</text:p>
          </table:table-cell>
          <table:table-cell office:value-type="float" office:value="2008">
            <text:p>2008</text:p>
          </table:table-cell>
          <table:table-cell office:value-type="string">
            <text:p>GEOMETRY-AWARE FRAMEBUFFER LEVEL OF DETAI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AO</text:p>
          </table:table-cell>
          <table:table-cell office:value-type="float" office:value="2010">
            <text:p>2010</text:p>
          </table:table-cell>
          <table:table-cell office:value-type="string">
            <text:p>MULTI-IMAGE BASED PHOTON TRACING FOR INTERACTIVEE GLOBAL ILLUMINATION OF DYNAMIC SCENE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YU</text:p>
          </table:table-cell>
          <table:table-cell table:style-name="ce1" office:value-type="float" office:value="2009">
            <text:p>2009</text:p>
          </table:table-cell>
          <table:table-cell table:style-name="ce4" office:value-type="string">
            <text:p>PERCEPTUAL INFLUENCE OF APPROXIMATE VISIBILITY IN INDIRECT ILLUMINATION</text:p>
          </table:table-cell>
          <table:table-cell table:style-name="ce4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UE</text:p>
          </table:table-cell>
          <table:table-cell office:value-type="float" office:value="2010">
            <text:p>2010</text:p>
          </table:table-cell>
          <table:table-cell office:value-type="string">
            <text:p>UNBIASED, ADAPTIVE STOCHASTIS SAMPLING FOR RENDERING INHOMOGENEOUS PARTICIPATING MEDIA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NINETTI</text:p>
          </table:table-cell>
          <table:table-cell office:value-type="float" office:value="1999">
            <text:p>1999</text:p>
          </table:table-cell>
          <table:table-cell office:value-type="string">
            <text:p>AN ADAPTIVE METHOD FOR AREA LIGHT SOURCES AND DAYLIGHT IN RAY TRAC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AO</text:p>
          </table:table-cell>
          <table:table-cell office:value-type="float" office:value="2011">
            <text:p>2011</text:p>
          </table:table-cell>
          <table:table-cell office:value-type="string">
            <text:p>BUILDING VOLUMETRIC APPEARANCE MODELS OF FABRIC USING MICRO CT IMAG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OU</text:p>
          </table:table-cell>
          <table:table-cell office:value-type="float" office:value="2008">
            <text:p>2008</text:p>
          </table:table-cell>
          <table:table-cell office:value-type="string">
            <text:p>REAL-TIME KD-TREE CONSTRUCTION IN GRAPHICS HARDW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JAKOB</text:p>
          </table:table-cell>
          <table:table-cell table:style-name="ce1" office:value-type="float" office:value="2012">
            <text:p>2012</text:p>
          </table:table-cell>
          <table:table-cell table:style-name="ce4" office:value-type="string">
            <text:p>MANIFOLD EXPLORATION: A MARKOV CHAIN MONTE CARLO TECHNIQUE FOR RENDERING SCENES WITH DIFFICULT SPECULAR TRANSPORT</text:p>
          </table:table-cell>
          <table:table-cell table:style-name="ce4"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LEHTINEN</text:p>
          </table:table-cell>
          <table:table-cell table:style-name="ce1" office:value-type="float" office:value="2012">
            <text:p>2012</text:p>
          </table:table-cell>
          <table:table-cell table:style-name="ce4" office:value-type="string">
            <text:p>RECONSTRUCTING THE INDIRECT LIGHT FIELD FOR GLOBAL ILLUMINATION</text:p>
          </table:table-cell>
          <table:table-cell table:style-name="ce4"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NICHOLS</text:p>
          </table:table-cell>
          <table:table-cell table:style-name="ce1" office:value-type="float" office:value="2010">
            <text:p>2010</text:p>
          </table:table-cell>
          <table:table-cell table:style-name="ce4" office:value-type="string">
            <text:p>DIRECT ILLUMINATION FROM DYNAMIC AREA LIGHTS WITH VISIBILITY</text:p>
          </table:table-cell>
          <table:table-cell table:style-name="ce4"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NOVAK</text:p>
          </table:table-cell>
          <table:table-cell table:style-name="ce1" office:value-type="float" office:value="2012">
            <text:p>2012</text:p>
          </table:table-cell>
          <table:table-cell table:style-name="ce4" office:value-type="string">
            <text:p>VIRTUAL RAY LIGHTS FOR RENDERING SCENES WITH PARTICIPATING MEDIA</text:p>
          </table:table-cell>
          <table:table-cell table:style-name="ce4"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PAPAIOANNOU</text:p>
          </table:table-cell>
          <table:table-cell table:style-name="ce1" office:value-type="float" office:value="2011">
            <text:p>2011</text:p>
          </table:table-cell>
          <table:table-cell table:style-name="ce4" office:value-type="string">
            <text:p>REAL-TIME GLOBAL ILLUMINATION USING RADIANCE HINTS</text:p>
          </table:table-cell>
          <table:table-cell table:style-name="ce4"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SZIRMAY-KALOS</text:p>
          </table:table-cell>
          <table:table-cell table:style-name="ce1" office:value-type="float" office:value="2005">
            <text:p>2005</text:p>
          </table:table-cell>
          <table:table-cell table:style-name="ce4" office:value-type="string">
            <text:p>APPROXIMATE RAY-TRACING ON THE GPU WITH DISTANCE IMPOSTERS</text:p>
          </table:table-cell>
          <table:table-cell table:style-name="ce4"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WALTER</text:p>
          </table:table-cell>
          <table:table-cell table:style-name="ce1" office:value-type="float" office:value="2012">
            <text:p>2012</text:p>
          </table:table-cell>
          <table:table-cell table:style-name="ce4" office:value-type="string">
            <text:p>BIDIRECTIONAL LIGHTCUTS</text:p>
          </table:table-cell>
          <table:table-cell table:style-name="ce4" table:number-columns-repeated="1020"/>
        </table:table-row>
        <table:table-row table:style-name="ro1" table:number-rows-repeated="652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:Sheet1.AMJ65536" table:contains-header="false">
          <table:sort>
            <table:sort-by table:field-number="0" table:order="descending" table:data-type="automatic"/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7">08/27/2012</text:date>, <text:time>16:5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Mike </meta:initial-creator>
    <meta:creation-date>2012-08-23T18:00:10</meta:creation-date>
    <dc:date>2012-08-27T16:57:38.41</dc:date>
    <dc:creator>Michael Robertson</dc:creator>
    <meta:editing-duration>PT06H02M43S</meta:editing-duration>
    <meta:editing-cycles>55</meta:editing-cycles>
    <meta:generator>OpenOffice.org/3.1$Win32 OpenOffice.org_project/310m11$Build-9399</meta:generator>
    <meta:document-statistic meta:table-count="3" meta:cell-count="1176" meta:object-count="0"/>
  </office:meta>
</office:document-meta>
</file>